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8.56mm"/>
    </style:style>
    <style:style style:name="co57" style:family="table-column">
      <style:table-column-properties fo:break-before="auto" style:column-width="3.7mm"/>
    </style:style>
    <style:style style:name="co58" style:family="table-column">
      <style:table-column-properties fo:break-before="auto" style:column-width="8.66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9.46mm"/>
    </style:style>
    <style:style style:name="co61" style:family="table-column">
      <style:table-column-properties fo:break-before="auto" style:column-width="35.4mm"/>
    </style:style>
    <style:style style:name="co62" style:family="table-column">
      <style:table-column-properties fo:break-before="auto" style:column-width="3.21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14.61mm"/>
    </style:style>
    <style:style style:name="co66" style:family="table-column">
      <style:table-column-properties fo:break-before="auto" style:column-width="30.44mm"/>
    </style:style>
    <style:style style:name="co67" style:family="table-column">
      <style:table-column-properties fo:break-before="auto" style:column-width="30.94mm"/>
    </style:style>
    <style:style style:name="co68" style:family="table-column">
      <style:table-column-properties fo:break-before="auto" style:column-width="29.26mm"/>
    </style:style>
    <style:style style:name="co69" style:family="table-column">
      <style:table-column-properties fo:break-before="auto" style:column-width="28.13mm"/>
    </style:style>
    <style:style style:name="co70" style:family="table-column">
      <style:table-column-properties fo:break-before="auto" style:column-width="14.98mm"/>
    </style:style>
    <style:style style:name="co71" style:family="table-column">
      <style:table-column-properties fo:break-before="auto" style:column-width="18.06mm"/>
    </style:style>
    <style:style style:name="co72" style:family="table-column">
      <style:table-column-properties fo:break-before="auto" style:column-width="2.47mm"/>
    </style:style>
    <style:style style:name="co73" style:family="table-column">
      <style:table-column-properties fo:break-before="auto" style:column-width="36.14mm"/>
    </style:style>
    <style:style style:name="co74" style:family="table-column">
      <style:table-column-properties fo:break-before="auto" style:column-width="8.17mm"/>
    </style:style>
    <style:style style:name="co75" style:family="table-column">
      <style:table-column-properties fo:break-before="auto" style:column-width="3.81mm"/>
    </style:style>
    <style:style style:name="co76" style:family="table-column">
      <style:table-column-properties fo:break-before="auto" style:column-width="17.57mm"/>
    </style:style>
    <style:style style:name="co77" style:family="table-column">
      <style:table-column-properties fo:break-before="auto" style:column-width="21.33mm"/>
    </style:style>
    <style:style style:name="co78" style:family="table-column">
      <style:table-column-properties fo:break-before="auto" style:column-width="17.92mm"/>
    </style:style>
    <style:style style:name="co79" style:family="table-column">
      <style:table-column-properties fo:break-before="auto" style:column-width="16.33mm"/>
    </style:style>
    <style:style style:name="co80" style:family="table-column">
      <style:table-column-properties fo:break-before="auto" style:column-width="5.2mm"/>
    </style:style>
    <style:style style:name="co81" style:family="table-column">
      <style:table-column-properties fo:break-before="auto" style:column-width="49.51mm"/>
    </style:style>
    <style:style style:name="co82" style:family="table-column">
      <style:table-column-properties fo:break-before="auto" style:column-width="57.43mm"/>
    </style:style>
    <style:style style:name="co83" style:family="table-column">
      <style:table-column-properties fo:break-before="auto" style:column-width="55.44mm"/>
    </style:style>
    <style:style style:name="co84" style:family="table-column">
      <style:table-column-properties fo:break-before="auto" style:column-width="25.05mm"/>
    </style:style>
    <style:style style:name="co85" style:family="table-column">
      <style:table-column-properties fo:break-before="auto" style:column-width="40.09mm"/>
    </style:style>
    <style:style style:name="co86" style:family="table-column">
      <style:table-column-properties fo:break-before="auto" style:column-width="83.33mm"/>
    </style:style>
    <style:style style:name="co87" style:family="table-column">
      <style:table-column-properties fo:break-before="auto" style:column-width="40.57mm"/>
    </style:style>
    <style:style style:name="co88" style:family="table-column">
      <style:table-column-properties fo:break-before="auto" style:column-width="6.26mm"/>
    </style:style>
    <style:style style:name="co89" style:family="table-column">
      <style:table-column-properties fo:break-before="auto" style:column-width="27.5mm"/>
    </style:style>
    <style:style style:name="co90" style:family="table-column">
      <style:table-column-properties fo:break-before="auto" style:column-width="41.93mm"/>
    </style:style>
    <style:style style:name="co91" style:family="table-column">
      <style:table-column-properties fo:break-before="auto" style:column-width="5.72mm"/>
    </style:style>
    <style:style style:name="co92" style:family="table-column">
      <style:table-column-properties fo:break-before="auto" style:column-width="46.02mm"/>
    </style:style>
    <style:style style:name="co93" style:family="table-column">
      <style:table-column-properties fo:break-before="auto" style:column-width="6.53mm"/>
    </style:style>
    <style:style style:name="co94" style:family="table-column">
      <style:table-column-properties fo:break-before="auto" style:column-width="36.76mm"/>
    </style:style>
    <style:style style:name="co95" style:family="table-column">
      <style:table-column-properties fo:break-before="auto" style:column-width="50.38mm"/>
    </style:style>
    <style:style style:name="co96" style:family="table-column">
      <style:table-column-properties fo:break-before="auto" style:column-width="4.99mm"/>
    </style:style>
    <style:style style:name="co97" style:family="table-column">
      <style:table-column-properties fo:break-before="auto" style:column-width="29.7mm"/>
    </style:style>
    <style:style style:name="co98" style:family="table-column">
      <style:table-column-properties fo:break-before="auto" style:column-width="69.43mm"/>
    </style:style>
    <style:style style:name="co99" style:family="table-column">
      <style:table-column-properties fo:break-before="auto" style:column-width="61.63mm"/>
    </style:style>
    <style:style style:name="co100" style:family="table-column">
      <style:table-column-properties fo:break-before="auto" style:column-width="56.94mm"/>
    </style:style>
    <style:style style:name="co101" style:family="table-column">
      <style:table-column-properties fo:break-before="auto" style:column-width="52.97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26.95mm"/>
    </style:style>
    <style:style style:name="co104" style:family="table-column">
      <style:table-column-properties fo:break-before="auto" style:column-width="28.72mm"/>
    </style:style>
    <style:style style:name="co105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8" style:family="table-cell" style:parent-style-name="Default">
      <style:text-properties style:font-name="FreeMono" fo:font-weight="normal" style:font-weight-asian="normal" style:font-weight-complex="normal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2" style:family="table-cell" style:parent-style-name="Default" style:data-style-name="N100">
      <style:text-properties fo:color="#009900" style:font-name="FreeMono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69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78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cccccc"/>
      <style:text-properties style:font-name="Liberation Serif"/>
    </style:style>
    <style:style style:name="ce81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82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83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85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8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87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88" style:family="table-cell" style:parent-style-name="Default" style:data-style-name="N100">
      <style:text-properties fo:color="#009900" style:font-name="Liberation Serif"/>
    </style:style>
    <style:style style:name="ce89" style:family="table-cell" style:parent-style-name="Default" style:data-style-name="N100">
      <style:text-properties fo:color="#ff0000" style:font-name="Liberation Serif"/>
    </style:style>
    <style:style style:name="ce90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ext-properties style:use-window-font-color="true" style:font-name="Liberation Serif"/>
    </style:style>
    <style:style style:name="ce92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93" style:family="table-cell" style:parent-style-name="Default" style:data-style-name="N100">
      <style:text-properties fo:color="#ff9900" style:font-name="Liberation Serif"/>
    </style:style>
    <style:style style:name="ce94" style:family="table-cell" style:parent-style-name="Default" style:data-style-name="N100">
      <style:text-properties fo:color="#009933" style:font-name="Liberation Serif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02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0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0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11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2" style:family="table-cell" style:parent-style-name="Default">
      <style:text-properties fo:color="#009933" style:font-name="Liberation Serif"/>
    </style:style>
    <style:style style:name="ce1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5" style:family="table-cell" style:parent-style-name="Default">
      <style:text-properties style:font-name="Liberation Serif" fo:font-weight="normal" style:font-weight-asian="normal" style:font-weight-complex="normal"/>
    </style:style>
    <style:style style:name="ce116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95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6" table:number-columns-repeated="1009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30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split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34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30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split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3" office:value-type="string" calcext:value-type="string">
            <text:p>sudo cpio --extract --make-directories --format=newc --file=/tks/dctab/br_out-full-split_usr.cpio --no-absolute-filenames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/>
          <table:table-cell table:number-columns-repeated="5"/>
          <table:table-cell office:value-type="string" calcext:value-type="string">
            <text:p>Linux modules will be copied through the Linux compil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mkdir -p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cp /tks/devs/dc-1112/stock/gslX680new-m86hd.fw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30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30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30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30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view the initramfs linux created: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30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cd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rm -rf *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sync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style-name="ce35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style-name="ce30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6" table:number-columns-repeated="14" table:default-cell-style-name="ce15"/>
        <table:table-column table:style-name="co6" table:default-cell-style-name="ce266"/>
        <table:table-column table:style-name="co22" table:default-cell-style-name="ce273"/>
        <table:table-column table:style-name="co23" table:default-cell-style-name="ce273"/>
        <table:table-column table:style-name="co24" table:default-cell-style-name="ce273"/>
        <table:table-column table:style-name="co6" table:number-columns-repeated="1001" table:default-cell-style-name="ce15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65" office:value-type="string" calcext:value-type="string">
            <text:p>times</text:p>
          </table:table-cell>
          <table:table-cell table:number-columns-repeated="11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65" office:value-type="string" calcext:value-type="string">
            <text:p>let</text:p>
          </table:table-cell>
          <table:table-cell table:number-columns-repeated="11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5" table:default-cell-style-name="ce43"/>
        <table:table-column table:style-name="co6" table:default-cell-style-name="ce41"/>
        <table:table-column table:style-name="co29" table:default-cell-style-name="ce41"/>
        <table:table-column table:style-name="co30" table:default-cell-style-name="ce41"/>
        <table:table-column table:style-name="co25" table:default-cell-style-name="ce43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25" table:default-cell-style-name="ce43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25" table:default-cell-style-name="ce44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6" table:number-columns-repeated="1001" table:default-cell-style-name="ce41"/>
        <table:table-column table:style-name="co6" table:default-cell-style-name="ce45"/>
        <table:table-column table:style-name="co6" table:default-cell-style-name="ce42"/>
        <table:table-row table:style-name="ro4">
          <table:table-cell table:style-name="ce66" office:value-type="string" calcext:value-type="string">
            <text:p>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bin</text:p>
          </table:table-cell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69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6" table:number-columns-repeated="2" table:default-cell-style-name="ce45"/>
        <table:table-column table:style-name="co37" table:default-cell-style-name="ce45"/>
        <table:table-column table:style-name="co36" table:default-cell-style-name="ce86"/>
        <table:table-column table:style-name="co36" table:default-cell-style-name="ce41"/>
        <table:table-column table:style-name="co36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91"/>
        <table:table-column table:style-name="co41" table:default-cell-style-name="ce45"/>
        <table:table-column table:style-name="co36" table:default-cell-style-name="ce86"/>
        <table:table-column table:style-name="co36" table:default-cell-style-name="ce45"/>
        <table:table-column table:style-name="co6" table:default-cell-style-name="ce45"/>
        <table:table-column table:style-name="co30" table:default-cell-style-name="ce45"/>
        <table:table-column table:style-name="co42" table:default-cell-style-name="ce45"/>
        <table:table-column table:style-name="co41" table:default-cell-style-name="ce45"/>
        <table:table-column table:style-name="co43" table:default-cell-style-name="ce45"/>
        <table:table-column table:style-name="co6" table:number-columns-repeated="993" table:default-cell-style-name="ce45"/>
        <table:table-row table:style-name="ro4">
          <table:table-cell table:style-name="ce78" office:value-type="string" calcext:value-type="string">
            <text:p>rootfs/</text:p>
          </table:table-cell>
          <table:table-cell table:number-columns-repeated="2"/>
          <table:table-cell table:style-name="ce84" office:value-type="string" calcext:value-type="string">
            <text:p>sbin/</text:p>
          </table:table-cell>
          <table:table-cell table:number-columns-repeated="6"/>
          <table:table-cell table:style-name="ce84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79"/>
          <table:table-cell table:style-name="ce80" table:number-columns-repeated="2"/>
          <table:table-cell table:style-name="ce85"/>
          <table:table-cell table:style-name="ce87"/>
          <table:table-cell table:style-name="ce80" table:number-columns-repeated="3"/>
          <table:table-cell table:style-name="ce92"/>
          <table:table-cell table:style-name="ce80"/>
          <table:table-cell table:style-name="ce85"/>
          <table:table-cell table:style-name="ce80" table:number-columns-repeated="952"/>
          <table:table-cell table:number-columns-repeated="47"/>
        </table:table-row>
        <table:table-row table:style-name="ro4">
          <table:table-cell/>
          <table:table-cell table:style-name="ce81" office:value-type="string" calcext:value-type="string">
            <text:p>dev/</text:p>
          </table:table-cell>
          <table:table-cell table:style-name="ce41"/>
          <table:table-cell/>
          <table:table-cell table:style-name="ce45" office:value-type="string" calcext:value-type="string">
            <text:p>add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proc/</text:p>
          </table:table-cell>
          <table:table-cell table:style-name="ce41"/>
          <table:table-cell/>
          <table:table-cell table:style-name="ce45" office:value-type="string" calcext:value-type="string">
            <text:p>agett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sys/</text:p>
          </table:table-cell>
          <table:table-cell table:style-name="ce41"/>
          <table:table-cell/>
          <table:table-cell table:style-name="ce45" office:value-type="string" calcext:value-type="string">
            <text:p>badblock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81" office:value-type="string" calcext:value-type="string">
            <text:p>run/</text:p>
          </table:table-cell>
          <table:table-cell table:style-name="ce41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var/</text:p>
          </table:table-cell>
          <table:table-cell table:style-name="ce41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81" office:value-type="string" calcext:value-type="string">
            <text:p>tmp/</text:p>
          </table:table-cell>
          <table:table-cell table:style-name="ce41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nt/</text:p>
          </table:table-cell>
          <table:table-cell table:style-name="ce41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edia/</text:p>
          </table:table-cell>
          <table:table-cell table:style-name="ce41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ow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opt/</text:p>
          </table:table-cell>
          <table:table-cell table:style-name="ce41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table:style-name="ce41"/>
          <table:table-cell/>
          <table:table-cell office:value-type="string" calcext:value-type="string">
            <text:p>c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p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root/</text:p>
          </table:table-cell>
          <table:table-cell table:style-name="ce41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82" office:value-type="string" calcext:value-type="string">
            <text:p>lib/ -&gt; usr/lib</text:p>
          </table:table-cell>
          <table:table-cell table:style-name="ce41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88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41"/>
          <table:table-cell/>
          <table:table-cell office:value-type="string" calcext:value-type="string">
            <text:p>df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f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3" office:value-type="string" calcext:value-type="string">
            <text:p>lib32 -&gt; lib/</text:p>
          </table:table-cell>
          <table:table-cell table:style-name="ce41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41"/>
          <table:table-cell/>
          <table:table-cell office:value-type="string" calcext:value-type="string">
            <text:p>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41" office:value-type="string" calcext:value-type="string">
            <text:p>dmesg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bin/</text:p>
          </table:table-cell>
          <table:table-cell table:style-name="ce41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echo</text:p>
          </table:table-cell>
          <table:table-cell table:style-name="ce93"/>
          <table:table-cell table:style-name="ce93" office:value-type="string" calcext:value-type="string">
            <text:p>ash -builtin-</text:p>
          </table:table-cell>
          <table:table-cell table:style-name="ce91"/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sbin/</text:p>
          </table:table-cell>
          <table:table-cell table:style-name="ce41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88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fals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88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41"/>
          <table:table-cell/>
          <table:table-cell office:value-type="string" calcext:value-type="string">
            <text:p>findm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usr/</text:p>
          </table:table-cell>
          <table:table-cell table:style-name="ce41"/>
          <table:table-cell/>
          <table:table-cell table:style-name="ce45" office:value-type="string" calcext:value-type="string">
            <text:p>e2mmpstatus</text:p>
          </table:table-cell>
          <table:table-cell table:number-columns-repeated="2"/>
          <table:table-cell table:style-name="ce88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93" office:value-type="string" calcext:value-type="string">
            <text:p>kill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2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link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ogi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gen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hwclo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cf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91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query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nit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93" office:value-type="string" calcext:value-type="string">
            <text:p>pwd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installkern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killall5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l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sh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2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leep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3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4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45" office:value-type="string" calcext:value-type="string">
            <text:p>mkhomedir_helpe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ync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lost+foun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swa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info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probe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touch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table:style-name="ce93" office:value-type="string" calcext:value-type="string">
            <text:p>tru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2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uname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imestamp_che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vdir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idof</text:p>
          </table:table-cell>
          <table:table-cell table:number-columns-repeated="2"/>
          <table:table-cell table:style-name="ce88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boot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move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m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acc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m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p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stat</text:p>
          </table:table-cell>
          <table:table-cell table:number-columns-repeated="2"/>
          <table:table-cell table:style-name="ce88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hutdow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waplab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c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un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45"/>
          <table:table-cell table:number-columns-repeated="3"/>
          <table:table-cell table:style-name="ce45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6" table:number-columns-repeated="2" table:default-cell-style-name="ce305"/>
        <table:table-column table:style-name="co44" table:default-cell-style-name="ce305"/>
        <table:table-column table:style-name="co36" table:number-columns-repeated="3" table:default-cell-style-name="ce305"/>
        <table:table-column table:style-name="co4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3" table:default-cell-style-name="ce305"/>
        <table:table-column table:style-name="co46" table:default-cell-style-name="ce305"/>
        <table:table-column table:style-name="co36" table:number-columns-repeated="3" table:default-cell-style-name="ce305"/>
        <table:table-column table:style-name="co47" table:default-cell-style-name="ce305"/>
        <table:table-column table:style-name="co36" table:number-columns-repeated="3" table:default-cell-style-name="ce305"/>
        <table:table-column table:style-name="co6" table:number-columns-repeated="954" table:default-cell-style-name="ce305"/>
        <table:table-column table:style-name="co6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6" table:number-columns-repeated="2" table:default-cell-style-name="ce104"/>
        <table:table-column table:style-name="co4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49" table:default-cell-style-name="ce104"/>
        <table:table-column table:style-name="co13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50" table:default-cell-style-name="ce104"/>
        <table:table-column table:style-name="co29" table:default-cell-style-name="ce104"/>
        <table:table-column table:style-name="co51" table:default-cell-style-name="ce104"/>
        <table:table-column table:style-name="co36" table:default-cell-style-name="ce110"/>
        <table:table-column table:style-name="co36" table:number-columns-repeated="4" table:default-cell-style-name="ce104"/>
        <table:table-column table:style-name="co52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3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6" table:number-columns-repeated="954" table:default-cell-style-name="ce104"/>
        <table:table-column table:style-name="co6" table:number-columns-repeated="38" table:default-cell-style-name="ce42"/>
        <table:table-row table:style-name="ro4">
          <table:table-cell table:style-name="ce101" office:value-type="string" calcext:value-type="string">
            <text:p>rootfs_usr/</text:p>
          </table:table-cell>
          <table:table-cell table:number-columns-repeated="2"/>
          <table:table-cell table:style-name="ce106" office:value-type="string" calcext:value-type="string">
            <text:p>sbin/</text:p>
          </table:table-cell>
          <table:table-cell table:number-columns-repeated="4"/>
          <table:table-cell table:style-name="ce106" office:value-type="string" calcext:value-type="string">
            <text:p>bin/</text:p>
          </table:table-cell>
          <table:table-cell table:number-columns-repeated="5"/>
          <table:table-cell table:style-name="ce106" office:value-type="string" calcext:value-type="string">
            <text:p>lib/</text:p>
          </table:table-cell>
          <table:table-cell table:number-columns-repeated="5"/>
          <table:table-cell table:style-name="ce106" office:value-type="string" calcext:value-type="string">
            <text:p>libexec/</text:p>
          </table:table-cell>
          <table:table-cell table:number-columns-repeated="3"/>
          <table:table-cell table:style-name="ce106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102"/>
          <table:table-cell table:style-name="ce105" table:number-columns-repeated="2"/>
          <table:table-cell table:style-name="ce107"/>
          <table:table-cell table:style-name="ce105" table:number-columns-repeated="4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3"/>
          <table:table-cell table:style-name="ce107"/>
          <table:table-cell table:style-name="ce105" table:number-columns-repeated="956"/>
          <table:table-cell table:style-name="ce116" table:number-columns-repeated="38"/>
        </table:table-row>
        <table:table-row table:style-name="ro4">
          <table:table-cell table:style-name="ce103"/>
          <table:table-cell table:style-name="ce101" office:value-type="string" calcext:value-type="string">
            <text:p>sbin/</text:p>
          </table:table-cell>
          <table:table-cell table:style-name="ce42"/>
          <table:table-cell table:style-name="ce108"/>
          <table:table-cell table:style-name="ce42" office:value-type="string" calcext:value-type="string">
            <text:p>chroot</text:p>
          </table:table-cell>
          <table:table-cell table:style-name="ce42" table:number-columns-repeated="2"/>
          <table:table-cell table:style-name="ce112" office:value-type="string" calcext:value-type="string">
            <text:p>../bin/coreutils</text:p>
          </table:table-cell>
          <table:table-cell table:style-name="ce108"/>
          <table:table-cell table:style-name="ce111" office:value-type="string" calcext:value-type="string">
            <text:p>[ </text:p>
          </table:table-cell>
          <table:table-cell table:style-name="ce42"/>
          <table:table-cell table:style-name="Default"/>
          <table:table-cell table:style-name="ce93" office:value-type="string" calcext:value-type="string">
            <text:p>ash -builtin-</text:p>
          </table:table-cell>
          <table:table-cell table:style-name="ce42"/>
          <table:table-cell table:style-name="ce109"/>
          <table:table-cell table:style-name="ce101" office:value-type="string" calcext:value-type="string">
            <text:p>bash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coreutils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config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bin/</text:p>
          </table:table-cell>
          <table:table-cell table:style-name="ce103"/>
          <table:table-cell table:style-name="ce108"/>
          <table:table-cell table:style-name="ce42" office:value-type="string" calcext:value-type="string">
            <text:p>eeprog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ddr2lin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1" office:value-type="string" calcext:value-type="string">
            <text:p>ifupdown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lz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s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bset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r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2.28.so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sud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locale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erase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linux-armhf.so.3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bigram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udhcpc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3" office:value-type="string" calcext:value-type="string">
            <text:p>lib32 -&gt; 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lock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b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1" office:value-type="string" calcext:value-type="string">
            <text:p>ldscripts/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xml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exec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unlo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32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fr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zoneinfo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lashc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64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share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-stub-from-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Default"/>
          <table:table-cell table:style-name="ce103"/>
          <table:table-cell table:style-name="ce108"/>
          <table:table-cell table:style-name="ce42" office:value-type="string" calcext:value-type="string">
            <text:p>i2cdetec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++filt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arm-buildroot-linux-gnueabihf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1_CM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g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oom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.1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s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k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2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transfer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nteg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cr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ldattach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rm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Mali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kfs.ubifs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lum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Qt5Core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_debug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m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Core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info</text:p>
          </table:table-cell>
          <table:table-cell table:style-name="ce111" table:number-columns-repeated="2"/>
          <table:table-cell table:style-name="ce114"/>
          <table:table-cell table:style-name="ce108"/>
          <table:table-cell table:style-name="ce112" office:value-type="string" calcext:value-type="string">
            <text:p>coreutils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Core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par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Network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biterrs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ut</text:p>
          </table:table-cell>
          <table:table-cell table:style-name="ce111" table:number-columns-repeated="2"/>
          <table:table-cell table:style-name="ce112" office:value-type="string" calcext:value-type="string">
            <text:p>coreutils</text:p>
          </table:table-cell>
          <table:table-cell table:style-name="ce114"/>
          <table:table-cell table:style-name="ce109"/>
          <table:table-cell table:style-name="ce103" office:value-type="string" calcext:value-type="string">
            <text:p>libQt5Network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dump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111" office:value-type="string" calcext:value-type="string">
            <text:p>cvtsudoers</text:p>
          </table:table-cell>
          <table:table-cell table:style-name="ce111" table:number-columns-repeated="3"/>
          <table:table-cell table:style-name="ce113"/>
          <table:table-cell table:style-name="ce109"/>
          <table:table-cell table:style-name="ce103" office:value-type="string" calcext:value-type="string">
            <text:p>libQt5Network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dcmon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sub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dimms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edid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write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vaio</text:p>
          </table:table-cell>
          <table:table-cell table:style-name="ce42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Test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_forma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colo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dump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eadprofile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du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Xm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tcwake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Xm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ubiattach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elfedit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Qt5Xm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block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nv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n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crc32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rase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an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detach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format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mk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acto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vhea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f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-2.29.1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iz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offse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enam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perf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m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rec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s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dump</text:p>
          </table:table-cell>
          <table:table-cell table:style-name="ce42" table:number-columns-repeated="3"/>
          <table:table-cell table:style-name="ce111" office:value-type="string" calcext:value-type="string">
            <text:p>(fbdump)</text:p>
          </table:table-cell>
          <table:table-cell table:style-name="ce109"/>
          <table:table-cell table:style-name="ce103" office:value-type="string" calcext:value-type="string">
            <text:p>libblkid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update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grab</text:p>
          </table:table-cell>
          <table:table-cell table:style-name="ce42" table:number-columns-repeated="3"/>
          <table:table-cell table:style-name="ce111" office:value-type="string" calcext:value-type="string">
            <text:p>(fbgrab)</text:p>
          </table:table-cell>
          <table:table-cell table:style-name="ce109"/>
          <table:table-cell table:style-name="ce103" office:value-type="string" calcext:value-type="string">
            <text:p>libc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visud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term</text:p>
          </table:table-cell>
          <table:table-cell table:style-name="ce42" table:number-columns-repeated="3"/>
          <table:table-cell table:style-name="ce111" office:value-type="string" calcext:value-type="string">
            <text:p>(fbterm)</text:p>
          </table:table-cell>
          <table:table-cell table:style-name="ce109"/>
          <table:table-cell table:style-name="ce103" office:value-type="string" calcext:value-type="string">
            <text:p>libc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bv</text:p>
          </table:table-cell>
          <table:table-cell table:style-name="ce42" table:number-columns-repeated="3"/>
          <table:table-cell table:style-name="ce111" office:value-type="string" calcext:value-type="string">
            <text:p>(fbv)</text:p>
          </table:table-cell>
          <table:table-cell table:style-name="ce109"/>
          <table:table-cell table:style-name="ce103" office:value-type="string" calcext:value-type="string">
            <text:p>libcom_err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ch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onf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match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urse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patter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query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sca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validat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2p.so.2.3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cor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pat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xpa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ashbench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expat.so.1.6.8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oc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t2f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ol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user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disk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eto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disk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pro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disk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ep</text:p>
          </table:table-cell>
          <table:table-cell table:style-name="ce42" table:number-columns-repeated="4"/>
          <table:table-cell table:style-name="ce109"/>
          <table:table-cell table:style-name="ce115" office:value-type="string" calcext:value-type="string">
            <text:p>libfl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oup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a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.0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xdump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ntconfig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osti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nstal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.1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pcm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sosiz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illall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orm.so.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mo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reetype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.bf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.6.1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32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cc_s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64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if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ocate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if.so.7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gname</text:p>
          </table:table-cell>
          <table:table-cell table:style-name="ce42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o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cpu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ipc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lock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n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cooki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d5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kfif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mei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no</text:p>
          </table:table-cell>
          <table:table-cell table:style-name="ce42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m</text:p>
          </table:table-cell>
          <table:table-cell table:style-name="ce42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ohup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pro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um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copy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dump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s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thch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grep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test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eekfd</text:p>
          </table:table-cell>
          <table:table-cell table:style-name="ce42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ink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int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limi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tstat</text:p>
          </table:table-cell>
          <table:table-cell table:style-name="ce42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log</text:p>
          </table:table-cell>
          <table:table-cell table:style-name="ce42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-write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</text:p>
          </table:table-cell>
          <table:table-cell table:style-name="ce42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.x11</text:p>
          </table:table-cell>
          <table:table-cell table:style-name="ce42" table:number-columns-repeated="2"/>
          <table:table-cell table:style-name="ce42" office:value-type="string" calcext:value-type="string">
            <text:p>pstree</text:p>
          </table:table-cell>
          <table:table-cell table:style-name="ce42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tx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anlib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el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lpath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nic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v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un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replay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arch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sid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1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2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56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38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51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re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iz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a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db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ng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p</text:p>
          </table:table-cell>
          <table:table-cell table:style-name="ce42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</text:p>
          </table:table-cell>
          <table:table-cell table:style-name="ce42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edit</text:p>
          </table:table-cell>
          <table:table-cell table:style-name="ce42" table:number-columns-repeated="2"/>
          <table:table-cell table:style-name="ce42" office:value-type="string" calcext:value-type="string">
            <text:p>sudo</text:p>
          </table:table-cell>
          <table:table-cell table:style-name="ce42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replay</text:p>
          </table:table-cell>
          <table:table-cell table:style-name="ce42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nxi-nand-part</text:p>
          </table:table-cell>
          <table:table-cell table:style-name="ce42" table:number-columns-repeated="3"/>
          <table:table-cell table:style-name="ce111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i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s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imeou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unca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t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ame26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i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datedb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time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se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ge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pars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erei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ami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args</text:p>
          </table:table-cell>
          <table:table-cell table:style-name="ce42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mlwf</text:p>
          </table:table-cell>
          <table:table-cell table:style-name="ce42" table:number-columns-repeated="3"/>
          <table:table-cell table:style-name="ce111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ye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table:table-column table:style-name="co36" table:number-columns-repeated="2" table:default-cell-style-name="ce305"/>
        <table:table-column table:style-name="co53" table:default-cell-style-name="ce305"/>
        <table:table-column table:style-name="co36" table:number-columns-repeated="3" table:default-cell-style-name="ce305"/>
        <table:table-column table:style-name="co54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38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5" table:default-cell-style-name="ce305"/>
        <table:table-column table:style-name="co6" table:number-columns-repeated="952" table:default-cell-style-name="ce305"/>
        <table:table-column table:style-name="co6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6" table:default-cell-style-name="ce320"/>
        <table:table-column table:style-name="co57" table:default-cell-style-name="ce320"/>
        <table:table-column table:style-name="co58" table:default-cell-style-name="ce320"/>
        <table:table-column table:style-name="co36" table:number-columns-repeated="2" table:default-cell-style-name="ce320"/>
        <table:table-column table:style-name="co59" table:default-cell-style-name="ce320"/>
        <table:table-column table:style-name="co60" table:default-cell-style-name="ce320"/>
        <table:table-column table:style-name="co36" table:number-columns-repeated="3" table:default-cell-style-name="ce320"/>
        <table:table-column table:style-name="co61" table:default-cell-style-name="ce320"/>
        <table:table-column table:style-name="co62" table:default-cell-style-name="ce320"/>
        <table:table-column table:style-name="co36" table:number-columns-repeated="3" table:default-cell-style-name="ce320"/>
        <table:table-column table:style-name="co63" table:default-cell-style-name="ce320"/>
        <table:table-column table:style-name="co64" table:default-cell-style-name="ce320"/>
        <table:table-column table:style-name="co36" table:number-columns-repeated="3" table:default-cell-style-name="ce320"/>
        <table:table-column table:style-name="co65" table:default-cell-style-name="ce320"/>
        <table:table-column table:style-name="co66" table:default-cell-style-name="ce320"/>
        <table:table-column table:style-name="co36" table:number-columns-repeated="3" table:default-cell-style-name="ce320"/>
        <table:table-column table:style-name="co67" table:default-cell-style-name="ce320"/>
        <table:table-column table:style-name="co68" table:default-cell-style-name="ce320"/>
        <table:table-column table:style-name="co36" table:number-columns-repeated="3" table:default-cell-style-name="ce320"/>
        <table:table-column table:style-name="co46" table:default-cell-style-name="ce320"/>
        <table:table-column table:style-name="co69" table:default-cell-style-name="ce320"/>
        <table:table-column table:style-name="co36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6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2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0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56" table:default-cell-style-name="ce36"/>
        <table:table-column table:style-name="co73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3" table:default-cell-style-name="ce36"/>
        <table:table-column table:style-name="co64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5" table:default-cell-style-name="ce36"/>
        <table:table-column table:style-name="co66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8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46" table:default-cell-style-name="ce36"/>
        <table:table-column table:style-name="co69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70" table:default-cell-style-name="ce36"/>
        <table:table-column table:style-name="co71" table:default-cell-style-name="ce36"/>
        <table:table-column table:style-name="co6" table:number-columns-repeated="987" table:default-cell-style-name="ce36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35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4" table:default-cell-style-name="ce346"/>
        <table:table-column table:style-name="co36" table:number-columns-repeated="2" table:default-cell-style-name="ce346"/>
        <table:table-column table:style-name="co50" table:default-cell-style-name="ce346"/>
        <table:table-column table:style-name="co75" table:default-cell-style-name="ce346"/>
        <table:table-column table:style-name="co60" table:default-cell-style-name="ce346"/>
        <table:table-column table:style-name="co36" table:number-columns-repeated="2" table:default-cell-style-name="ce346"/>
        <table:table-column table:style-name="co76" table:default-cell-style-name="ce346"/>
        <table:table-column table:style-name="co73" table:default-cell-style-name="ce346"/>
        <table:table-column table:style-name="co36" table:number-columns-repeated="2" table:default-cell-style-name="ce346"/>
        <table:table-column table:style-name="co56" table:default-cell-style-name="ce346"/>
        <table:table-column table:style-name="co64" table:default-cell-style-name="ce346"/>
        <table:table-column table:style-name="co36" table:number-columns-repeated="2" table:default-cell-style-name="ce346"/>
        <table:table-column table:style-name="co65" table:default-cell-style-name="ce346"/>
        <table:table-column table:style-name="co66" table:default-cell-style-name="ce346"/>
        <table:table-column table:style-name="co36" table:number-columns-repeated="2" table:default-cell-style-name="ce346"/>
        <table:table-column table:style-name="co77" table:default-cell-style-name="ce346"/>
        <table:table-column table:style-name="co68" table:default-cell-style-name="ce346"/>
        <table:table-column table:style-name="co36" table:number-columns-repeated="2" table:default-cell-style-name="ce346"/>
        <table:table-column table:style-name="co78" table:default-cell-style-name="ce346"/>
        <table:table-column table:style-name="co69" table:default-cell-style-name="ce346"/>
        <table:table-column table:style-name="co36" table:number-columns-repeated="2" table:default-cell-style-name="ce346"/>
        <table:table-column table:style-name="co70" table:default-cell-style-name="ce346"/>
        <table:table-column table:style-name="co6" table:default-cell-style-name="ce346"/>
        <table:table-column table:style-name="co79" table:default-cell-style-name="ce346"/>
        <table:table-column table:style-name="co6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0" table:default-cell-style-name="ce273"/>
        <table:table-column table:style-name="co84" table:default-cell-style-name="ce273"/>
        <table:table-column table:style-name="co85" table:default-cell-style-name="ce15"/>
        <table:table-column table:style-name="co82" table:default-cell-style-name="ce15"/>
        <table:table-column table:style-name="co86" table:default-cell-style-name="ce15"/>
        <table:table-column table:style-name="co83" table:default-cell-style-name="ce15"/>
        <table:table-column table:style-name="co6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0" table:default-cell-style-name="ce359"/>
        <table:table-column table:style-name="co87" table:default-cell-style-name="ce195"/>
        <table:table-column table:style-name="co82" table:default-cell-style-name="ce195"/>
        <table:table-column table:style-name="co88" table:default-cell-style-name="ce195"/>
        <table:table-column table:style-name="co89" table:default-cell-style-name="ce195"/>
        <table:table-column table:style-name="co90" table:default-cell-style-name="ce195"/>
        <table:table-column table:style-name="co91" table:default-cell-style-name="ce195"/>
        <table:table-column table:style-name="co6" table:default-cell-style-name="ce195"/>
        <table:table-column table:style-name="co92" table:default-cell-style-name="ce195"/>
        <table:table-column table:style-name="co93" table:default-cell-style-name="ce195"/>
        <table:table-column table:style-name="co94" table:default-cell-style-name="ce195"/>
        <table:table-column table:style-name="co95" table:default-cell-style-name="ce195"/>
        <table:table-column table:style-name="co21" table:default-cell-style-name="ce195"/>
        <table:table-column table:style-name="co6" table:number-columns-repeated="1011" table:default-cell-style-name="ce195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93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93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93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93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93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93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93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93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93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93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93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93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93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93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93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93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93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93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93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93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93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93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93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93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93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93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93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93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93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93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93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93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93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93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93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93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93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93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93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93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93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6" table:default-cell-style-name="Default"/>
        <table:table-column table:style-name="co96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6" table:number-columns-repeated="25" table:default-cell-style-name="Default"/>
        <table:table-column table:style-name="co98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9" table:default-cell-style-name="ce369"/>
        <table:table-column table:style-name="co6" table:default-cell-style-name="ce369"/>
        <table:table-column table:style-name="co100" table:default-cell-style-name="ce369"/>
        <table:table-column table:style-name="co101" table:default-cell-style-name="ce369"/>
        <table:table-column table:style-name="co102" table:default-cell-style-name="ce369"/>
        <table:table-column table:style-name="co6" table:default-cell-style-name="ce369"/>
        <table:table-column table:style-name="co103" table:default-cell-style-name="ce369"/>
        <table:table-column table:style-name="co6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4" table:default-cell-style-name="ce42"/>
        <table:table-column table:style-name="co36" table:number-columns-repeated="18" table:default-cell-style-name="ce42"/>
        <table:table-column table:style-name="co6" table:number-columns-repeated="2" table:default-cell-style-name="ce42"/>
        <table:table-column table:style-name="co36" table:number-columns-repeated="14" table:default-cell-style-name="ce42"/>
        <table:table-column table:style-name="co83" table:default-cell-style-name="ce42"/>
        <table:table-column table:style-name="co6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10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table table:name="usb_gadget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7:07.431445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2-16T11:31:35.337437440</dc:date>
    <meta:editing-duration>P8DT5H36M39S</meta:editing-duration>
    <meta:editing-cycles>4387</meta:editing-cycles>
    <meta:print-date>2018-12-05T10:54:08.135004823</meta:print-date>
    <meta:document-statistic meta:table-count="22" meta:cell-count="5978" meta:object-count="0"/>
  </office:meta>
</office:document-meta>
</file>